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25800054AA500014F960852065C.wmf"/>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text-properties fo:font-size="8pt" fo:font-weight="bold" style:font-size-asian="8pt" style:font-weight-asian="bold" style:font-size-complex="8pt" style:font-weight-complex="bold"/>
    </style:style>
    <style:style style:name="P2" style:family="paragraph" style:parent-style-name="Standard">
      <style:paragraph-properties fo:margin-left="0in" fo:margin-right="-0.75in" fo:text-indent="0in" style:auto-text-indent="false"/>
    </style:style>
    <style:style style:name="P3" style:family="paragraph" style:parent-style-name="Standard">
      <style:paragraph-properties fo:margin-left="-0.6252in" fo:margin-right="-0.75in" fo:text-indent="0in" style:auto-text-indent="false"/>
    </style:style>
    <style:style style:name="P4" style:family="paragraph" style:parent-style-name="Standard">
      <style:paragraph-properties fo:margin-left="-0.6252in" fo:margin-right="-0.75in" fo:text-indent="0in" style:auto-text-indent="false"/>
      <style:text-properties fo:font-size="10pt" style:text-underline-style="solid" style:text-underline-width="auto" style:text-underline-color="font-color" fo:font-weight="bold" style:font-size-asian="10pt" style:font-weight-asian="bold" style:font-size-complex="10pt" style:font-weight-complex="bold"/>
    </style:style>
    <style:style style:name="P5" style:family="paragraph" style:parent-style-name="Standard">
      <style:paragraph-properties fo:margin-left="-0.6252in" fo:margin-right="-0.75in" fo:text-indent="0in" style:auto-text-indent="false"/>
      <style:text-properties fo:font-size="9pt" style:font-size-asian="9pt" style:font-size-complex="9pt"/>
    </style:style>
    <style:style style:name="P6" style:family="paragraph" style:parent-style-name="Standard">
      <style:paragraph-properties fo:margin-left="-0.6252in" fo:margin-right="-0.75in" fo:text-indent="0in" style:auto-text-indent="false"/>
      <style:text-properties fo:font-size="9pt" fo:font-weight="bold" style:font-size-asian="9pt" style:font-weight-asian="bold" style:font-size-complex="9pt" style:font-weight-complex="bold"/>
    </style:style>
    <style:style style:name="P7" style:family="paragraph" style:parent-style-name="Standard">
      <style:paragraph-properties fo:margin-left="-0.6252in" fo:margin-right="-0.8752in" fo:text-indent="0in" style:auto-text-indent="false"/>
    </style:style>
    <style:style style:name="P8" style:family="paragraph" style:parent-style-name="Standard">
      <style:paragraph-properties fo:margin-left="-0.6252in" fo:margin-right="-0.6252in" fo:text-indent="0in" style:auto-text-indent="false"/>
    </style:style>
    <style:style style:name="P9" style:family="paragraph" style:parent-style-name="Standard" style:master-page-name="Standard">
      <style:paragraph-properties fo:text-align="center" style:justify-single-word="false" style:page-number="auto"/>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0pt" style:font-size-asian="10pt"/>
    </style:style>
    <style:style style:name="T3" style:family="text">
      <style:text-properties fo:font-size="10pt" style:font-size-asian="10pt" style:font-size-complex="10pt"/>
    </style:style>
    <style:style style:name="T4" style:family="text">
      <style:text-properties fo:font-size="10pt" style:text-underline-style="solid" style:text-underline-width="auto" style:text-underline-color="font-color" fo:font-weight="bold" style:font-size-asian="10pt" style:font-weight-asian="bold" style:font-size-complex="10pt"/>
    </style:style>
    <style:style style:name="T5"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6" style:family="text">
      <style:text-properties fo:font-size="9pt" style:text-underline-style="solid" style:text-underline-width="auto" style:text-underline-color="font-color" fo:font-weight="bold" style:font-size-asian="9pt" style:font-weight-asian="bold" style:font-size-complex="9pt" style:font-weight-complex="bold"/>
    </style:style>
    <style:style style:name="T7" style:family="text">
      <style:text-properties fo:font-size="9pt" fo:font-weight="bold" style:font-size-asian="9pt" style:font-weight-asian="bold" style:font-size-complex="9pt" style:font-weight-complex="bold"/>
    </style:style>
    <style:style style:name="fr1" style:family="graphic" style:parent-style-name="Graphics">
      <style:graphic-properties fo:margin-left="0.1252in" fo:margin-right="0.1252in" style:wrap="dynamic" style:number-wrapped-paragraphs="1" style:wrap-contour="false" style:vertical-pos="from-top" style:vertical-rel="paragraph" style:horizontal-pos="from-left" style:horizontal-rel="pag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draw:wrap-influence-on-position="once-successiv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graphics1" text:anchor-type="paragraph" svg:x="2.8756in" svg:y="-0.6244in" svg:width="2.8756in" svg:height="0.5654in" draw:z-index="0"><draw:image xlink:href="Pictures/2000025800054AA500014F960852065C.wmf" xlink:type="simple" xlink:show="embed" xlink:actuate="onLoad"/></draw:frame><text:span text:style-name="T1">Alcohol and Drug-Free Workplace Policy</text:span></text:p>
      <text:p text:style-name="P1"/>
      <text:p text:style-name="P4">Policy Statement</text:p>
      <text:p text:style-name="P3"><text:span text:style-name="T3">It is the policy of Personnel Plus to maintain an alcohol and drug free workplace in accordance with the standards set by the Idaho Employers Alcohol and Drug-Free Workplace Act and it is a condition of employment with Personnel Plus that all employees comply with this policy. <text:s/>Personnel Plus will not hire, rehire, or retain any individual who tests positive for illegal drugs or alcohol; or who uses illegal or controlled drugs in any amount, regardless of frequency, without a medically acceptable prescription or admits use of illegal drugs or alcohol. Idaho law stipulates conditions for which an employee may be discharged for misconduct or denied employment due to testing positive for illegal drugs or alcohol. In accordance with Idaho law Personnel Plus will discharge any current employee for misconduct or deny employment to any prospective employee who tests positive or admits use to the use of illegal drugs or alcohol. </text:span></text:p>
      <text:p text:style-name="P3"><text:span text:style-name="T4">Adulterated test: </text:span><text:span text:style-name="T3"><text:s/>The sample will be thrown away of anyone giving an adulterated test, and the next test will be viewed.</text:span></text:p>
      <text:h text:style-name="Heading_20_1" text:outline-level="1">Conditions for testing</text:h>
      <text:p text:style-name="P3"><text:span text:style-name="T3">All current Personnel Plus employees or prospective employees may be required to undergo a drug/alcohol test for any of the following reasons which may include, but are not limited to, the following:</text:span></text:p>
      <text:p text:style-name="P2"><text:span text:style-name="T3">A. <text:s/>Baseline<text:tab/><text:tab/><text:tab/>B. <text:s/>Pre-employment<text:tab/><text:tab/>C. <text:s/>Post Accident</text:span></text:p>
      <text:p text:style-name="P2"><text:span text:style-name="T3">D. <text:s/>Random<text:tab/><text:tab/><text:tab/>E. <text:s/>Return to Duty<text:tab/><text:tab/>F. <text:s/>Follow Up</text:span></text:p>
      <text:p text:style-name="P2"><text:span text:style-name="T3">G. <text:s/>Rea</text:span><text:span text:style-name="T2">sonable Suspicion</text:span></text:p>
      <text:p text:style-name="P7"><text:span text:style-name="T5">Requirements</text:span><text:span text:style-name="T3">: <text:s/>You will be required to submit a urine specimen of greater than 30 ml or 80 strands of hair under reasonable and sanitary conditions for drug testing. <text:s/>Alcohol testing shall be done by saliva device or breath device or urine alcohol. Results of greater than .00 blood alcohol content shall be grounds for discharge. If you fail or refuse to submit a specimen within two hours, and unless you have a documented medically acceptable reason, alteration or attempt to alter a test sample, admitting use or submitting a sample that is not his/her own will be deemed in violation of this policy and discharged for misconduct or denied employment.</text:span></text:p>
      <text:p text:style-name="P3"><text:span text:style-name="T5">Collection</text:span><text:span text:style-name="T3">: Upon returning the specimen to the technician it will be checked for contamination, dilution and correct temperature. <text:s/>Reasonable quality assurance standards will be maintained throughout the collection, assay, and shipping process to ensure non-adulteration of specimens, containers or devices. The specimen will be initially tested utilizing a scientifically accepted one-step in vitro immunoassay device for qualitative determination of the presence of the following drugs of abuse in concentrations greater than:</text:span></text:p>
      <text:p text:style-name="P5">THC<text:tab/><text:tab/> <text:s text:c="13"/>50ng/ml <text:s text:c="4"/><text:tab/>Amphetamine<text:tab/><text:tab/>1000ng/ml <text:s text:c="17"/></text:p>
      <text:p text:style-name="P5">Phencyclidine<text:tab/> <text:s text:c="13"/>25ng/ml <text:s text:c="13"/><text:tab/>Barbiturates<text:tab/><text:tab/> 300 ng/ml</text:p>
      <text:p text:style-name="P5">Opiates<text:tab/><text:tab/> <text:s text:c="11"/>300ng/ml <text:s text:c="14"/><text:tab/>Benzodiazepine<text:tab/><text:tab/> 300 ng/ml <text:s text:c="21"/></text:p>
      <text:p text:style-name="P5">Cocaine<text:tab/><text:tab/> <text:s text:c="11"/>300ng/ml <text:s text:c="14"/><text:tab/>Methadone<text:tab/><text:tab/> 300 ng/ml <text:s text:c="15"/></text:p>
      <text:p text:style-name="P5">Methamphetamine <text:s text:c="14"/>1,000ng/ml <text:tab/> <text:s text:c="9"/><text:tab/>Tricyclicantidepressant<text:tab/>1000 ng/ml</text:p>
      <text:p text:style-name="P3"><text:span text:style-name="T3">The device will be labeled with donor name, time and date and will be photocopied on the face of the results form to record the results. Personnel Plus routinely tests for the preceding drugs and threshold levels, and depending on employment situations that may arise, reserves the right to test for other drugs and/or quantities as necessary. The employee will be advised of the nature of such other tests at the time of testing. </text:span></text:p>
      <text:p text:style-name="P3"><text:span text:style-name="T4">Positive Immunoassay Result: </text:span><text:span text:style-name="T3">Positive immunoassay results will be interpreted as presumed positive. Confirmatory testing is required unless the donor admits use. <text:s/>The assayed specimen will be packaged and sealed for shipment to a SAMSHA certified laboratory in accordance with acknowledged chain of custody standards. Employees presenting presumed positive results will be removed from active duty pending confirmatory test results. <text:s text:c="2"/>In the event of a presumed positive assay, the donor will be given the test result, including the type of substance involved and will be given an opportunity to decline confirmatory testing due to admitted use or accept sending specimen for confirmatory testing at a certified lab. <text:s text:c="2"/></text:span></text:p>
      <text:p text:style-name="P3"><text:span text:style-name="T5">Confirmatory Lab Test</text:span><text:span text:style-name="T3">: <text:s/>A SAMSHA certified laboratory will perform a </text:span><text:span text:style-name="T2">Gas chromatography/mass spectrometry (CG/MS) test </text:span><text:span text:style-name="T3">to confirm or disprove the in-vitro result. <text:s/>The employee will have an opportunity to discuss positive test results with the laboratory’s medical review officer or other qualified person. <text:s/>The employee or prospective employee who has a positive test result may request that the same sample be retested by a mutually agreed laboratory. <text:s text:c="2"/>A request for a retest must be done within (7) working days from the date of the first confirmed positive test notification and may be paid for by the employee or prospective employee requesting the test. <text:s text:c="3"/>If the retest results in a negative test outcome, the private employer will reimburse the cost of the retest, compensate the employee for his time if suspended without pay, or if terminated solely because of the positive test, the employee shall be reinstated with back pay. <text:s/></text:span></text:p>
      <text:p text:style-name="P3"><text:span text:style-name="T5">Negative test</text:span><text:span text:style-name="T3">: <text:s/>Negative immunoassay results will be accepted as negative. <text:s/>No action will be taken.</text:span></text:p>
      <text:p text:style-name="P3"><text:span text:style-name="T5">Confidentiality</text:span><text:span text:style-name="T3">: Personnel Plus will only use information obtained from a substance abuse test in a lawful manner to assure confidentiality of donor records.</text:span></text:p>
      <text:p text:style-name="P3"><text:span text:style-name="T6">Acknowledgement</text:span><text:span text:style-name="T7">: <text:s/>By signing this form, the undersigned acknowledges that he/she understands the Alcohol and Drug-Free Workplace Policy of Personnel Plus Inc. and agrees to comply with the terms of this policy.</text:span></text:p>
      <text:p text:style-name="P6"/>
      <text:p text:style-name="P8">________________________________________________ <text:s text:c="26"/>_________________________</text:p>
      <text:p text:style-name="P8"><text:span text:style-name="T3">Signed:</text:span><text:tab/><text:tab/><text:tab/><text:tab/><text:tab/><text:tab/><text:tab/><text:tab/><text:tab/><text:span text:style-name="T3"><text:tab/>Dated:</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in" fo:margin-bottom="0.1528in" style:line-height-at-least="0.1252in" fo:text-align="justify" style:justify-single-word="false"/>
      <style:text-properties style:font-name="Arial" fo:font-size="10pt" fo:letter-spacing="-0.0035in" style:font-size-asian="10pt" style:font-size-complex="10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left="-0.6252in" fo:margin-right="-0.75in" fo:text-indent="0in" style:auto-text-indent="false" fo:keep-with-next="always"/>
      <style:text-properties fo:font-size="10pt" style:text-underline-style="solid" style:text-underline-width="auto" style:text-underline-color="font-color" fo:font-weight="bold" style:font-size-asian="10pt" style:font-weight-asian="bold" style:font-size-complex="10pt" style:font-weight-complex="bold"/>
    </style:style>
    <style:style style:name="WW8Num1z0" style:family="text">
      <style:text-properties style:font-name="Symbol"/>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1in" fo:margin-right="1.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 Drug Testing Policy                                              </dc:title>
    <meta:initial-creator>Neil Lewis</meta:initial-creator>
    <meta:creation-date>2010-07-16T14:39:00</meta:creation-date>
    <dc:creator>bbailey</dc:creator>
    <dc:date>2010-07-16T14:39:00</dc:date>
    <meta:print-date>2010-04-09T16:53:00</meta:print-date>
    <meta:editing-cycles>2</meta:editing-cycles>
    <meta:editing-duration>PT00H08M00S</meta:editing-duration>
    <meta:document-statistic meta:table-count="0" meta:image-count="1" meta:object-count="0" meta:page-count="1" meta:paragraph-count="24" meta:word-count="840" meta:character-count="5725"/>
    <meta:generator>OpenOffice.org/3.2$Win32 OpenOffice.org_project/320m19$Build-9504</meta:generator>
    <meta:user-defined meta:name="Info 1"/>
    <meta:user-defined meta:name="Info 2"/>
    <meta:user-defined meta:name="Info 3"/>
    <meta:user-defined meta:name="Info 4"/>
  </office:meta>
</office:document-meta>
</file>